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el.Model( @ JSONField ( name = "id" ) int id , @ JSONField ( name = "name" )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CreatorTest_default_int.test_cre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